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3.27mm" svg:height="65.61mm" svg:x="10.46mm" svg:y="69.33mm">
            <loext:p draw:notify-on-update-of-ranges="Sheet1.A1:Sheet1.A1 Sheet1.A2:Sheet1.A14 Sheet1.B1:Sheet1.B1 Sheet1.B2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4.81mm" svg:height="65.08mm" svg:x="153.37mm" svg:y="70.12mm">
            <loext:p draw:notify-on-update-of-ranges="Sheet1.A1:Sheet1.A1 Sheet1.A2:Sheet1.A14 Sheet1.C1:Sheet1.C1 Sheet1.C2:Sheet1.C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6.56mm" svg:height="61.62mm" svg:x="124.73mm" svg:y="2.39mm">
            <loext:p draw:notify-on-update-of-ranges="Sheet1.A1:Sheet1.A1 Sheet1.A2:Sheet1.A14 Sheet1.D1:Sheet1.D1 Sheet1.D2:Sheet1.D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cket Size</text:p>
          </table:table-cell>
          <table:table-cell table:number-columns-repeated="3" office:value-type="string" calcext:value-type="string">
            <text:p>Avg. RT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9:58:21.857624240</meta:creation-date>
    <dc:date>2018-02-13T08:57:11.754460779</dc:date>
    <meta:editing-duration>PT7M13S</meta:editing-duration>
    <meta:editing-cycles>1</meta:editing-cycles>
    <meta:document-statistic meta:table-count="1" meta:cell-count="56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28cm" svg:height="6.562cm" xlink:href=".." xlink:type="simple" chart:class="chart:line" chart:style-name="ch1">
        <chart:title svg:x="5.946cm" svg:y="0.267cm" chart:style-name="ch2">
          <text:p>TTL=2</text:p>
        </chart:title>
        <chart:legend chart:legend-position="end" svg:x="10.555cm" svg:y="2.982cm" style:legend-expansion="high" chart:style-name="ch3"/>
        <chart:plot-area chart:style-name="ch4" table:cell-range-address="Sheet1.A1:Sheet1.B14" chart:data-source-has-labels="both" svg:x="1.277cm" svg:y="1.177cm" svg:width="9.012cm" svg:height="4.273cm">
          <chartooo:coordinate-region svg:x="1.898cm" svg:y="1.177cm" svg:width="8.25cm" svg:height="3.02cm"/>
          <chart:axis chart:dimension="x" chart:name="primary-x" chart:style-name="ch5" chartooo:axis-type="auto">
            <chartooo:date-scale/>
            <chart:title svg:x="5.13cm" svg:y="5.581cm" chart:style-name="ch6">
              <text:p>Payload</text:p>
            </chart:title>
            <chart:categories table:cell-range-address="Sheet1.A2:Sheet1.A14"/>
          </chart:axis>
          <chart:axis chart:dimension="y" chart:name="primary-y" chart:style-name="ch5">
            <chart:title svg:x="0.451cm" svg:y="4.296cm" chart:style-name="ch7">
              <text:p>Average RTT</text:p>
            </chart:title>
            <chart:grid chart:style-name="ch8" chart:class="major"/>
          </chart:axis>
          <chart:series chart:style-name="ch9" chart:values-cell-range-address="Sheet1.B2:Sheet1.B14" chart:label-cell-address="Sheet1.B1:Sheet1.B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RT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1">
                <text:p>1</text:p>
                <draw:g>
                  <svg:desc>Sheet1.B2:Sheet1.B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82cm" svg:height="6.509cm" xlink:href=".." xlink:type="simple" chart:class="chart:line" chart:style-name="ch1">
        <chart:title svg:x="5.023cm" svg:y="0.266cm" chart:style-name="ch2">
          <text:p>TTL=8</text:p>
        </chart:title>
        <chart:legend chart:legend-position="end" svg:x="8.709cm" svg:y="2.955cm" style:legend-expansion="high" chart:style-name="ch3"/>
        <chart:plot-area chart:style-name="ch4" table:cell-range-address="Sheet1.A1:Sheet1.A14 Sheet1.C1:Sheet1.C14" chart:data-source-has-labels="both" svg:x="1.24cm" svg:y="1.175cm" svg:width="7.24cm" svg:height="4.223cm">
          <chartooo:coordinate-region svg:x="1.861cm" svg:y="1.175cm" svg:width="6.292cm" svg:height="2.97cm"/>
          <chart:axis chart:dimension="x" chart:name="primary-x" chart:style-name="ch5" chartooo:axis-type="auto">
            <chartooo:date-scale/>
            <chart:title svg:x="4.207cm" svg:y="5.528cm" chart:style-name="ch6">
              <text:p>Payload</text:p>
            </chart:title>
            <chart:categories table:cell-range-address="Sheet1.A2:Sheet1.A14"/>
          </chart:axis>
          <chart:axis chart:dimension="y" chart:name="primary-y" chart:style-name="ch5">
            <chart:title svg:x="0.451cm" svg:y="4.269cm" chart:style-name="ch7">
              <text:p>Average RTT</text:p>
            </chart:title>
            <chart:grid chart:style-name="ch8" chart:class="major"/>
          </chart:axis>
          <chart:series chart:style-name="ch9" chart:values-cell-range-address="Sheet1.C2:Sheet1.C14" chart:label-cell-address="Sheet1.C1:Sheet1.C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RT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1">
                <text:p>1</text:p>
                <draw:g>
                  <svg:desc>Sheet1.C2:Sheet1.C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57cm" svg:height="6.163cm" xlink:href=".." xlink:type="simple" chart:class="chart:line" chart:style-name="ch1">
        <chart:title svg:x="5.991cm" svg:y="0.259cm" chart:style-name="ch2">
          <text:p>TTL=16</text:p>
        </chart:title>
        <chart:legend chart:legend-position="end" svg:x="10.884cm" svg:y="2.782cm" style:legend-expansion="high" chart:style-name="ch3"/>
        <chart:plot-area chart:style-name="ch4" table:cell-range-address="Sheet1.A1:Sheet1.A14 Sheet1.D1:Sheet1.D14" chart:data-source-has-labels="both" svg:x="1.284cm" svg:y="1.161cm" svg:width="9.327cm" svg:height="3.898cm">
          <chartooo:coordinate-region svg:x="1.905cm" svg:y="1.161cm" svg:width="8.379cm" svg:height="2.645cm"/>
          <chart:axis chart:dimension="x" chart:name="primary-x" chart:style-name="ch5" chartooo:axis-type="auto">
            <chartooo:date-scale/>
            <chart:title svg:x="5.294cm" svg:y="5.182cm" chart:style-name="ch6">
              <text:p>Payload</text:p>
            </chart:title>
            <chart:categories table:cell-range-address="Sheet1.A2:Sheet1.A14"/>
          </chart:axis>
          <chart:axis chart:dimension="y" chart:name="primary-y" chart:style-name="ch5">
            <chart:title svg:x="0.451cm" svg:y="4.093cm" chart:style-name="ch7">
              <text:p>Average RTT</text:p>
            </chart:title>
            <chart:grid chart:style-name="ch8" chart:class="major"/>
          </chart:axis>
          <chart:series chart:style-name="ch9" chart:values-cell-range-address="Sheet1.D2:Sheet1.D14" chart:label-cell-address="Sheet1.D1:Sheet1.D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RT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4</svg:desc>
                </draw:g>
              </table:table-cell>
              <table:table-cell office:value-type="float" office:value="1">
                <text:p>1</text:p>
                <draw:g>
                  <svg:desc>Sheet1.D2:Sheet1.D14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